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20406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20406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V</text:span><text:span text:style-name="T5">I</text:span></text:p>
      <text:p text:style-name="P2"><text:span text:style-name="T6">К воротам дома Павла направлялась среднего роста девушка. Глаза ее были прикрыты очками, вид выражал усталость. За собой она волокла небольшой чемодан. После нескольких продолжительных звонков послышался щелчок замка, и дверь калитки медленно распахнулась. Евгений вопросительно посмотрел на незваную гостью. </text:span></text:p>
      <text:p text:style-name="P2"><text:span text:style-name="T6">–Добрый вечер! Мне нужен Павел Алехин, – измотанным голосом сказала тихо Юля. </text:span></text:p>
      <text:p text:style-name="P2"><text:span text:style-name="T6">–Павла нет. Он улетел с женой в Венгрию. А вы, собственно кто? </text:span></text:p>
      <text:p text:style-name="P2"><text:span text:style-name="T6">–Меня зовут… – Юля, не договорила. Глаза ее закатились, и она начала падать. Евгений осторожно подхватил девушку и отнес в дом. Открыв глаза, девушка увидела, что сидит в уютном мягком кресле. Евгений вошел в комнату с подносом, на котором стояли чашки с чаем и пирожные. </text:span></text:p>
      <text:p text:style-name="P2"><text:span text:style-name="T6">–Это вам, – сказал он, поставив перед ней чашку и тарелку.</text:span></text:p>
      <text:p text:style-name="P2"><text:span text:style-name="T6">–Спасибо. Меня зовут Юля, прошу прощения за столь неожиданный визит, но Павел Алехин единственный человек, к которому я могу обратиться за помощью. </text:span></text:p>
      <text:p text:style-name="P2"><text:span text:style-name="T6">–У вас уставший вид. Вы, должно быть с дороги? </text:span></text:p>
      <text:p text:style-name="P2"><text:span text:style-name="T6">–Да, я прилетела из Северной Кореи. Мой муж, он попал в руки негодяев, которые что-то сделали с ним. С тех пор, как он начал работать на этого Виктора, я не узнаю его. Они стал достаточно влиятельной компанией и к кому бы я ни пошла, никто не послушал бы меня и все лишь посмеялись бы. Но это чистая правда. Они жаждут власти. Им необходимо мировое господство, а людьми, как известно, управляет страх. Представьте, что на вас напал бы </text:span><text:soft-page-break/><text:span text:style-name="T6">обыкновенный чайник. Думаю, вам было бы страшно. На этом и строится их план. </text:span></text:p>
      <text:p text:style-name="P2"><text:span text:style-name="T6">–Вы сказали о Викторе, не могли бы вы поподробнее рассказать, кто такой этот Виктор?</text:span></text:p>
      <text:p text:style-name="P2"><text:span text:style-name="T6">–Да, конечно. Он сводный брат Павла, поэтому я и пришла к нему. Около 5 лет назад я сама попалась в его сети и здорово насолила Павлу. А потом еще мой муж придумал авантюру. Может быть, Алехин и не стал бы меня слушать, но я все равно решила попробовать. </text:span></text:p>
      <text:p text:style-name="P2"><text:span text:style-name="T6"><text:s/>–Ага, все. Теперь все понял. Тогда вы ударили его стулом и спасли тем самым Павла. А ваш муж – известный физик. Максим Игоревич Смирнов, если не ошибаюсь. </text:span></text:p>
      <text:p text:style-name="P2"><text:span text:style-name="T6">–Да, именно так. Он разработал универсальный микрочип, представляющий собой уникальный микроконтроллер, который может управлять любым устройством. Павел же разработал проект «Спрут». Совместив эти устройства и вживив их в тело человека, они планируют получить полный контроль над ним. </text:span></text:p>
      <text:p text:style-name="P2"><text:span text:style-name="T6">–Откуда вам известно о проекте «Спрут»?!</text:span></text:p>
      <text:p text:style-name="P2"><text:span text:style-name="T6">–Я знаю меньше, чем остальные, но точно знаю, что им удалось взломать систему защиты хранилища данных Павла и получить чертежи проекта. Следующей частью их плана являлось похищение международного агента с кодовым именем Лотос, если не ошибаюсь. Вживив в нее устройство и используя ее, они собираются заполучить сверхсекретные чертежи разработки новой ракеты и нового прототипа космического аппарата. Когда он попадет на орбиту, они объединят </text:span><text:soft-page-break/><text:span text:style-name="T6">всю электронику в одну огромную нейронную сеть и с помощью этого захватят мир.</text:span></text:p>
      <text:p text:style-name="P2"><text:span text:style-name="T6">–Может быть, я бы принял вас за сумасшедшую, но есть деталь, которая не оставляет сомнений в правдивости ваших слов. Агент лотос, она же Джейн Мэйфлаур недавно улетела в Северную Корею по просьбе агентства, из которого мы давно ушли в отставку. Я сразу заподозрил что-то неладное, пытался отговорить ее, но она не послушала меня.</text:span></text:p>
      <text:p text:style-name="P2"><text:span text:style-name="T6">–Так вы тоже агент?</text:span></text:p>
      <text:p text:style-name="P2"><text:span text:style-name="T6">–Евгений Эдуардович Калашов. Иначе агент Рубин. Значит так, Юля, сегодня нам необходимо отдохнуть, а завтра же я свяжусь с Павлом и узнаю, есть ли в его проекте слабые места, и что мы можем сделать. Если за вами будет хвост, то не переживайте, вы теперь в надежных руках. Располагайтесь поудобнее. Спокойной ночи! </text:span></text:p>
      <text:p text:style-name="P2"><text:span text:style-name="T6">–Вам тоже! Спасибо! Спасибо за то, что выслушали меня! </text:span></text:p>
      <text:p text:style-name="P2"><text:span text:style-name="T6">Евгений улыбнулся и, забрав посуду, удалился из комнаты. Юля, переодевшись, легла и моментально уснула.</text:span></text:p>
      <text:p text:style-name="P2"><text:span text:style-name="T6">–То есть как это академик уехала?! – крикнула Маша.</text:span></text:p>
      <text:p text:style-name="P2"><text:span text:style-name="T6">–Мы не знаем, Мария Юрьевна, – сказал молодой человек.</text:span></text:p>
      <text:p text:style-name="P2"><text:span text:style-name="T6">–Маша, успокойся, куда бы она не полетела, идти ей не к кому. Мы скоро найдем ее, и все будет хорошо.</text:span></text:p>
      <text:p text:style-name="P2"><text:span text:style-name="T6">–Исчезновение академика ставит под угрозу всю операцию! Как ты не понимаешь?! </text:span></text:p>
      <text:p text:style-name="P2"><text:span text:style-name="T6">–Завтра же мои люди найдут ее. Лотос у нас и теперь дело за малым. Скоро все будет нашим. </text:span></text:p>
      <text:p text:style-name="P2"><text:soft-page-break/><text:span text:style-name="T6">Глубоко вздохнув, девушка достала небольшую рукоять, заканчивающуюся вытянутой дугой с двумя небольшими металлическими шариками по краям, и направила на человека, стоящего у двери. Между шариками потрескивая, проскочила искра, которая устремилась в него. Тот вскрикнул и, вздрогнув, рухнул на пол в судорогах. Мария убрала прибор и утонула в объятиях Виктора, а двое вбежавших людей унесли бедолагу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50:15.393000000</meta:creation-date>
    <dc:date>2022-05-15T19:50:40.364000000</dc:date>
    <meta:editing-duration>PT25S</meta:editing-duration>
    <meta:editing-cycles>1</meta:editing-cycles>
    <meta:document-statistic meta:table-count="0" meta:image-count="0" meta:object-count="0" meta:page-count="4" meta:paragraph-count="26" meta:word-count="697" meta:character-count="4424" meta:non-whitespace-character-count="3731"/>
    <meta:generator>LibreOffice/7.2.2.2$Windows_X86_64 LibreOffice_project/02b2acce88a210515b4a5bb2e46cbfb63fe97d56</meta:generator>
  </office:meta>
</office:document-meta>
</file>